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untryCode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English short name</text:p>
          </table:table-cell>
          <table:table-cell office:value-type="string" calcext:value-type="string">
            <text:p>Frenc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Alpha-3 code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hanistan (l')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Åland Islands</text:p>
          </table:table-cell>
          <table:table-cell office:value-type="string" calcext:value-type="string">
            <text:p>Åland(les Îles)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banie (l'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Algérie (l')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merican Samoa</text:p>
          </table:table-cell>
          <table:table-cell office:value-type="string" calcext:value-type="string">
            <text:p>Samoa américaines (les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ndorre (l')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ngola (l'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ntarctique (l')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entine (l')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rménie (l'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stralie (l')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utriche (l'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rbaïdjan (l')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Bahamas (the)</text:p>
          </table:table-cell>
          <table:table-cell office:value-type="string" calcext:value-type="string">
            <text:p>Bahamas (les)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ahreï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angladesh (le)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arbade (la)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élarus (le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lgique (la)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elize (le)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énin (le)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ermudes (les)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houtan (le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ivie (État plurinational de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</table:table-row>
        <table:table-row table:style-name="ro4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onaire, Saint-Eustache et Sa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</table:table-row>
        <table:table-row table:style-name="ro3">
          <table:table-cell office:value-type="string" calcext:value-type="string">
            <text:p>Bosnia and Herzegovina</text:p>
          </table:table-cell>
          <table:table-cell office:value-type="string" calcext:value-type="string">
            <text:p>Bosnie-Herzégovine (la)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otswana (le)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ouvet (l'Île)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ésil (le)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</table:table-row>
        <table:table-row table:style-name="ro4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ndien (le Territoire britannique de l'océan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Brunei Darussalam</text:p>
          </table:table-cell>
          <table:table-cell office:value-type="string" calcext:value-type="string">
            <text:p>Brunéi Darussalam (le)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ulgarie (la)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urkina Faso (le)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urundi (le)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 (le)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ameroun (le)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ada (le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yman Islands (the)</text:p>
          </table:table-cell>
          <table:table-cell office:value-type="string" calcext:value-type="string">
            <text:p>Caïmans (les Îles)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République centrafricaine (la)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had (le)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hili (le)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hine (la)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hristmas (l'Île)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</table:table-row>
        <table:table-row table:style-name="ro4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ocos (les Îles)/ Keeling (les Îles)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lombie (la)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Comoros (the)</text:p>
          </table:table-cell>
          <table:table-cell office:value-type="string" calcext:value-type="string">
            <text:p>Comores (les)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</table:table-row>
        <table:table-row table:style-name="ro4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ongo (la République démocratique du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ongo (the)</text:p>
          </table:table-cell>
          <table:table-cell office:value-type="string" calcext:value-type="string">
            <text:p>Congo (le)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ok Islands (the)</text:p>
          </table:table-cell>
          <table:table-cell office:value-type="string" calcext:value-type="string">
            <text:p>Cook (les Îles)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osta Rica (le)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ôte d'Ivoire (la)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Croatie (la)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2"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Czechia</text:p>
          </table:table-cell>
          <table:table-cell office:value-type="string" calcext:value-type="string">
            <text:p>Tchéquie (l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anemark (le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 (la)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</table:table-row>
        <table:table-row table:style-name="ro3">
          <table:table-cell office:value-type="string" calcext:value-type="string">
            <text:p>Dominican Republic (the)</text:p>
          </table:table-cell>
          <table:table-cell office:value-type="string" calcext:value-type="string">
            <text:p>dominicaine (la République)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Équateur (l')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Égypte (l')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</table:table-row>
        <table:table-row table:style-name="ro3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 (la)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Érythrée (l')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stonie (l')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Eswatini (l')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Éthiopie (l')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</table:table-row>
        <table:table-row table:style-name="ro3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alkland (les Îles)/Malouines (les Île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roe Islands (the)</text:p>
          </table:table-cell>
          <table:table-cell office:value-type="string" calcext:value-type="string">
            <text:p>Féroé (les Îles)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idji (les)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nlande (la)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ance (la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 (la )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olynésie française (la)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</table:table-row>
        <table:table-row table:style-name="ro4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erres australes françaises (les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on (le)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Gambia (the)</text:p>
          </table:table-cell>
          <table:table-cell office:value-type="string" calcext:value-type="string">
            <text:p>Gambie (la)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éorgie (la)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Allemagne (l'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na (le)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èce (la)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roenland (le)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renade (la)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uadeloupe (la)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uatemala (le)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uinée (la)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 (la)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uyana (le)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</table:table-row>
        <table:table-row table:style-name="ro4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eard-et-Îles MacDonald (l'Île)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oly See (the)</text:p>
          </table:table-cell>
          <table:table-cell office:value-type="string" calcext:value-type="string">
            <text:p>Saint-Siège (l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onduras (le)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ongrie (la)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lande (l'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de (l'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ndonésie (l'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Iran (Islamic Republic of)</text:p>
          </table:table-cell>
          <table:table-cell office:value-type="string" calcext:value-type="string">
            <text:p>Iran (République Islamique d'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raq (l'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rlande (l')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alie (l')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amaïque (la)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apon (le)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rdanie (la)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akhstan (le)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ya (le)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table:number-columns-repeated="2"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</table:table-row>
        <table:table-row table:style-name="ro5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Corée (la République populaire démocratique de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</table:table-row>
        <table:table-row table:style-name="ro3">
          <table:table-cell office:value-type="string" calcext:value-type="string">
            <text:p>Korea (the Republic of)</text:p>
          </table:table-cell>
          <table:table-cell office:value-type="string" calcext:value-type="string">
            <text:p>Corée (la République de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oweït (le)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irghizistan (le)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</table:table-row>
        <table:table-row table:style-name="ro4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o (la République démocratique populaire)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ettonie (la)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iban (le)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esotho (le)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ibéria (le)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ibye (la)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chtenstein (le)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ituanie (la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embourg (le)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table:number-columns-repeated="2"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</table:table-row>
        <table:table-row table:style-name="ro5"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Macédoine (l'ex‑République yougoslave de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alawi (le)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alaisie (la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aldives (les)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ali (le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Marshall Islands (the)</text:p>
          </table:table-cell>
          <table:table-cell office:value-type="string" calcext:value-type="string">
            <text:p>Marshall (les Îles)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artinique (la)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 (la)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exique (le)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</table:table-row>
        <table:table-row table:style-name="ro3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Micronésie (États fédérés de)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</table:table-row>
        <table:table-row table:style-name="ro3">
          <table:table-cell office:value-type="string" calcext:value-type="string">
            <text:p>Moldova (the Republic of)</text:p>
          </table:table-cell>
          <table:table-cell office:value-type="string" calcext:value-type="string">
            <text:p>Moldova (la République de)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ongolie (la)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onténégro (le)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roc (le)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ambique (le)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yanmar (le)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ibie (la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épal (le)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Netherlands (the)</text:p>
          </table:table-cell>
          <table:table-cell office:value-type="string" calcext:value-type="string">
            <text:p>Pays-Bas (les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ouvelle-Calédonie (la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 (la)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caragua (le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Niger (the)</text:p>
          </table:table-cell>
          <table:table-cell office:value-type="string" calcext:value-type="string">
            <text:p>Niger (le)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igéria (le)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orfolk (l'Île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</table:table-row>
        <table:table-row table:style-name="ro3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ariannes du Nord (les Îles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rvège (la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akistan (le)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alaos (les)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string" calcext:value-type="string">
            <text:p>Palestine, État d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nama (le)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</table:table-row>
        <table:table-row table:style-name="ro3">
          <table:table-cell office:value-type="string" calcext:value-type="string">
            <text:p>Papua New Guinea</text:p>
          </table:table-cell>
          <table:table-cell office:value-type="string" calcext:value-type="string">
            <text:p>Papouasie-Nouvelle-Guinée (la)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araguay (le)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érou (le)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Philippines (the)</text:p>
          </table:table-cell>
          <table:table-cell office:value-type="string" calcext:value-type="string">
            <text:p>Philippines (les)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ologne (la)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ortugal (le)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tar (le)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éunion (La)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umanie (la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</table:table-row>
        <table:table-row table:style-name="ro3">
          <table:table-cell office:value-type="string" calcext:value-type="string">
            <text:p>Russian Federation (the)</text:p>
          </table:table-cell>
          <table:table-cell office:value-type="string" calcext:value-type="string">
            <text:p>Russie (la Fédération de)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nda (le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</table:table-row>
        <table:table-row table:style-name="ro5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ainte-Hélène, Ascension et Tristan da Cunh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</table:table-row>
        <table:table-row table:style-name="ro3">
          <table:table-cell office:value-type="string" calcext:value-type="string">
            <text:p>Saint Martin (French part)</text:p>
          </table:table-cell>
          <table:table-cell office:value-type="string" calcext:value-type="string">
            <text:p>Saint-Martin (partie française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</table:table-row>
        <table:table-row table:style-name="ro3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Samoa (le)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 (l')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énégal (le)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Serbie (la)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eychelles (les)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ierra Leone (la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</table:table-row>
        <table:table-row table:style-name="ro3">
          <table:table-cell office:value-type="string" calcext:value-type="string">
            <text:p>Sint Maarten (Dutch part)</text:p>
          </table:table-cell>
          <table:table-cell office:value-type="string" calcext:value-type="string">
            <text:p>Saint-Martin (partie néerlandaise)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lovaquie (la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lovénie (la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alomon (les Îles)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malie (la)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 (l')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</table:table-row>
        <table:table-row table:style-name="ro4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éorgie du Sud-et-les Îles Sandwich du Sud (la)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oudan du Sud (le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pagne (l')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Sudan (the)</text:p>
          </table:table-cell>
          <table:table-cell office:value-type="string" calcext:value-type="string">
            <text:p>Soudan (le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uriname (le)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</table:table-row>
        <table:table-row table:style-name="ro3">
          <table:table-cell office:value-type="string" calcext:value-type="string">
            <text:p>Svalbard and Jan Mayen</text:p>
          </table:table-cell>
          <table:table-cell office:value-type="string" calcext:value-type="string">
            <text:p>Svalbard et l'Île Jan Mayen (le)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uède (l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Suisse (la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office:value-type="string" calcext:value-type="string">
            <text:p>Syrian Arab Republic (the)</text:p>
          </table:table-cell>
          <table:table-cell office:value-type="string" calcext:value-type="string">
            <text:p>République arabe syrienne (la)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</table:table-row>
        <table:table-row table:style-name="ro3">
          <table:table-cell office:value-type="string" calcext:value-type="string">
            <text:p>Taiwan (Province of China)</text:p>
          </table:table-cell>
          <table:table-cell office:value-type="string" calcext:value-type="string">
            <text:p>Taïwan (Province de Chine)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adjikistan (le)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</table:table-row>
        <table:table-row table:style-name="ro3">
          <table:table-cell office:value-type="string" calcext:value-type="string">
            <text:p>Tanzania, the United Republic of</text:p>
          </table:table-cell>
          <table:table-cell office:value-type="string" calcext:value-type="string">
            <text:p>Tanzanie (la République-Unie de)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aïlande (la)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-Leste (le)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ogo (le)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okelau (les)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nga (les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té-et-Tobago (la)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unisie (la)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urquie (la)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urkménistan (le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</table:table-row>
        <table:table-row table:style-name="ro3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urks-et-Caïcos (les Îles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uvalu (les)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Ouganda (l')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kraine (l'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United Arab Emirates (the)</text:p>
          </table:table-cell>
          <table:table-cell office:value-type="string" calcext:value-type="string">
            <text:p>Émirats arabes unis (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</table:table-row>
        <table:table-row table:style-name="ro5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Royaume-Uni de Grande-Bretagne et d'Irlande du Nord (le)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</table:table-row>
        <table:table-row table:style-name="ro4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Îles mineures éloignées des États-Unis (les)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</table:table-row>
        <table:table-row table:style-name="ro3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États-Unis d'Amérique (les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ruguay (l')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 (l')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anuatu (le)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</table:table-row>
        <table:table-row table:style-name="ro4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ezuela (République bolivarienne du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iet Nam (le)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</table:table-row>
        <table:table-row table:style-name="ro3">
          <table:table-cell office:value-type="string" calcext:value-type="string">
            <text:p>Virgin Islands (British)</text:p>
          </table:table-cell>
          <table:table-cell office:value-type="string" calcext:value-type="string">
            <text:p>Vierges britanniques (les Îles)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Virgin Islands (U.S.)</text:p>
          </table:table-cell>
          <table:table-cell office:value-type="string" calcext:value-type="string">
            <text:p>Vierges des États-Unis (les Îles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allis-et-Futuna 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</table:table-row>
        <table:table-row table:style-name="ro3">
          <table:table-cell office:value-type="string" calcext:value-type="string">
            <text:p>Western Sahara*</text:p>
          </table:table-cell>
          <table:table-cell office:value-type="string" calcext:value-type="string">
            <text:p>Sahara occidental (le)*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émen (le)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ambie (la)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imbabwe (le)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</table:table-row>
      </table:table>
      <table:table table:name="OtherCode" table:style-name="ta1"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Englis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A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French Afars and Issa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A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P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British Antarctic Territory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 table:style-name="ce1" office:value-type="string" calcext:value-type="string">
            <text:p>Burm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BX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 table:style-name="ce1" office:value-type="string" calcext:value-type="string">
            <text:p>Byelorussian SS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 table:style-name="ce1"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rmerly used</text:p>
          </table:table-cell>
        </table:table-row>
        <table:table-row table:style-name="ro3">
          <table:table-cell table:style-name="ce1" office:value-type="string" calcext:value-type="string">
            <text:p>Canton and Enderbury Island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German Democratic Republi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G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D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Dahome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W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F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French Southern and Antarctic Territories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F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France, Metropolita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 table:style-name="ce1" office:value-type="string" calcext:value-type="string">
            <text:p>Gilbert and Ellice Island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G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Upper Volta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H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J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Johnston Island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J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Midway Islan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M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New Hebrid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Dronning Maud Land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Neutral Zon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O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Pacific Islands (Trust Territory)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P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United States Miscellaneous Pacific Islands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Panama Canal Zone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Southern Rhodesi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 table:style-name="ce1" office:value-type="string" calcext:value-type="string">
            <text:p>Sikkim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S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USSR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T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East Tim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T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U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U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Viet-Nam, Democratic Republic of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G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Wake Island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W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Yemen, Democratic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Y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Y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Zair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Y</text:p>
          </table:table-cell>
          <table:table-cell office:value-type="string" calcext:value-type="string">
            <text:p>Unassign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8:52:23.900000000</meta:creation-date>
    <dc:date>2019-02-28T13:58:29.822000000</dc:date>
    <meta:editing-duration>PT4H55M55S</meta:editing-duration>
    <meta:editing-cycles>1</meta:editing-cycles>
    <meta:document-statistic meta:table-count="2" meta:cell-count="2098" meta:object-count="0"/>
    <meta:generator>LibreOffice/6.1.3.2$Windows_X86_64 LibreOffice_project/86daf60bf00efa86ad547e59e09d6bb77c699acb</meta:generator>
  </office:meta>
</office:document-meta>
</file>